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7000001809698408348FDA33E.png" manifest:media-type="image/png"/>
  <manifest:file-entry manifest:full-path="Pictures/10000201000005300000013C909F423AF91DE833.png" manifest:media-type="image/png"/>
  <manifest:file-entry manifest:full-path="Pictures/10000000000002EF0000025C78C6483A1D71EA64.png" manifest:media-type="image/png"/>
  <manifest:file-entry manifest:full-path="Pictures/10000201000002B8000000A5B624AB038E987105.png" manifest:media-type="image/png"/>
  <manifest:file-entry manifest:full-path="Pictures/100002010000092F0000018F999B14AB799F5F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100%" fo:clip="rect(0cm, 0cm, 0cm, 0cm)" draw:image-opacity="100%" style:mirror="none"/>
    </style:style>
    <style:style style:name="gr3" style:family="graphic" style:parent-style-name="standard">
      <style:graphic-properties svg:stroke-width="0.053cm" svg:stroke-color="#666666" draw:marker-start-width="0.279cm" draw:marker-end-width="0.279cm" draw:fill-color="#cccccc" draw:opacity="43%" draw:textarea-horizontal-align="justify" draw:textarea-vertical-align="middle" draw:auto-grow-height="false" fo:min-height="11.796cm" fo:min-width="9.671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990099" draw:marker-start-width="0.279cm" draw:marker-end-width="0.279cm" draw:fill-color="#ff99ff" draw:opacity="78%" draw:textarea-horizontal-align="justify" draw:textarea-vertical-align="middle" draw:auto-grow-height="false" fo:min-height="1.936cm" fo:min-width="3.424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990099" draw:marker-start-width="0.279cm" draw:marker-end-width="0.279cm" draw:fill-color="#ff99ff" draw:opacity="78%" draw:textarea-horizontal-align="justify" draw:textarea-vertical-align="middle" draw:auto-grow-height="false" fo:min-height="1.936cm" fo:min-width="7.681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990099" draw:marker-start-width="0.279cm" draw:marker-end-width="0.279cm" draw:fill-color="#ff99ff" draw:opacity="78%" draw:textarea-horizontal-align="justify" draw:textarea-vertical-align="middle" draw:auto-grow-height="false" fo:min-height="0.948cm" fo:min-width="4.773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990099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ff3333" draw:marker-start-width="0.358cm" draw:marker-end-width="0.358cm" draw:fill-color="#ff0000" draw:opacity="43%" draw:textarea-horizontal-align="justify" draw:textarea-vertical-align="middle" draw:auto-grow-height="false" fo:min-height="1.695cm" fo:min-width="5.607cm" fo:padding-top="0.151cm" fo:padding-bottom="0.151cm" fo:padding-left="0.276cm" fo:padding-right="0.276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43%"/>
      <style:paragraph-properties fo:text-align="center"/>
    </style:style>
    <style:style style:name="P3" style:family="paragraph">
      <style:paragraph-properties fo:text-align="center"/>
      <style:text-properties style:font-name="Arial Rounded MT Bold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99ff" draw:opacity="78%"/>
      <style:paragraph-properties fo:text-align="center"/>
      <style:text-properties style:font-name="Arial Rounded MT Bol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style:font-name="Arial Rounded MT Bold" fo:font-size="18pt" style:letter-kerning="true" style:font-name-asian="Microsoft YaHei" style:font-size-asian="18pt" style:font-name-complex="Lucida Sans" style:font-size-complex="18pt"/>
    </style:style>
    <style:style style:name="P7" style:family="paragraph">
      <loext:graphic-properties draw:fill-color="#ff0000" draw:opacity="43%"/>
      <style:paragraph-properties fo:text-align="center"/>
      <style:text-properties fo:color="#ffffff" style:font-name="Arial Rounded MT Bold" fo:font-size="18pt" style:letter-kerning="true" style:font-name-asian="Microsoft YaHei" style:font-size-asian="18pt" style:font-name-complex="Lucida Sans" style:font-size-complex="18pt"/>
    </style:style>
    <style:style style:name="T1" style:family="text">
      <style:text-properties style:font-name="Arial Rounded MT Bold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style:font-name="Arial Rounded MT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774cm" svg:height="6.374cm" svg:x="-2.121cm" svg:y="11.883cm">
          <draw:image xlink:href="Pictures/10000201000005300000013C909F423AF91DE833.png" xlink:type="simple" xlink:show="embed" xlink:actuate="onLoad">
            <text:p/>
          </draw:image>
          <svg:title>TexMaths</svg:title>
          <svg:desc>96§latex§\overset{\sim}{s_n}=\underset{m\epsilon\mathcal{N}_{n}}{\sum}\mathbf{A}_{n,m}s_{m}§png§1200§TRUE§</svg:desc>
        </draw:frame>
        <draw:frame draw:style-name="gr1" draw:text-style-name="P1" draw:layer="layout" svg:width="14.035cm" svg:height="3.331cm" svg:x="3.711cm" svg:y="6.311cm">
          <draw:image xlink:href="Pictures/10000201000002B8000000A5B624AB038E987105.png" xlink:type="simple" xlink:show="embed" xlink:actuate="onLoad">
            <text:p/>
          </draw:image>
          <svg:title>TexMaths</svg:title>
          <svg:desc>96§latex§G=\left(\mathcal{V},\mathbf{A}\right)§png§1200§TRUE§</svg:desc>
        </draw:frame>
        <draw:frame draw:style-name="gr1" draw:text-style-name="P1" draw:layer="layout" svg:width="29.491cm" svg:height="7.738cm" svg:x="-3.632cm" svg:y="20.125cm">
          <draw:image xlink:href="Pictures/10000201000005B7000001809698408348FDA33E.png" xlink:type="simple" xlink:show="embed" xlink:actuate="onLoad">
            <text:p/>
          </draw:image>
          <svg:title>TexMaths</svg:title>
          <svg:desc>96§latex§h\left(z^{-1}\right)=\underset{n=0}{\overset{N-1}{\sum}}h_{n}z^{-n}§png§1200§TRUE§</svg:desc>
        </draw:frame>
        <draw:frame draw:style-name="gr2" draw:text-style-name="P1" draw:layer="layout" svg:width="47.395cm" svg:height="8.045cm" svg:x="-12.678cm" svg:y="27.013cm">
          <draw:image xlink:href="Pictures/100002010000092F0000018F999B14AB799F5F97.png" xlink:type="simple" xlink:show="embed" xlink:actuate="onLoad">
            <text:p/>
          </draw:image>
          <svg:title>TexMaths</svg:title>
          <svg:desc>96§latex§\phi=\left\{ \mathbf{H}:\mathbf{H}=\underset{l=0}{\overset{L}{\sum}}h_{l}\mathbf{A}^{l}\left/h_{l}\in\mathbb{C}\right.\right\} §png§1200§TRUE§</svg:desc>
        </draw:frame>
      </draw:page>
      <draw:page draw:name="page2" draw:style-name="dp1" draw:master-page-name="Predeterminado">
        <draw:frame draw:style-name="gr1" draw:text-style-name="P1" draw:layer="layout" svg:width="18.999cm" svg:height="15.28cm" svg:x="1.001cm" svg:y="5.83cm">
          <draw:image xlink:href="Pictures/10000000000002EF0000025C78C6483A1D71EA64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3" draw:text-style-name="P2" draw:layer="layout" svg:width="10.223cm" svg:height="12.098cm" svg:x="3.055cm" svg:y="1.3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976cm" svg:height="2.238cm" svg:x="5.973cm" svg:y="10.147cm">
          <text:p text:style-name="P3"><text:span text:style-name="T1">KD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33cm" svg:height="2.238cm" svg:x="3.845cm" svg:y="6.118cm">
          <text:p text:style-name="P3"><text:span text:style-name="T1">Preparo dos dado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7.529cm" svg:height="1.766cm" svg:x="4.197cm" svg:y="2.322cm">
          <text:p text:style-name="P3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7.962cm" svg:y1="4.088cm" svg:x2="7.961cm" svg:y2="6.118cm" draw:start-shape="id1" draw:start-glue-point="8" draw:end-shape="id2" draw:end-glue-point="0" svg:d="M7962 4088v1016h-1v1014" svg:viewBox="0 0 2 2031">
          <text:p/>
        </draw:connector>
        <draw:connector draw:style-name="gr7" draw:text-style-name="P5" draw:layer="layout" svg:x1="7.961cm" svg:y1="8.356cm" svg:x2="7.961cm" svg:y2="10.147cm" draw:start-shape="id2" draw:start-glue-point="2" draw:end-shape="id3" svg:d="M7961 8356v1791" svg:viewBox="0 0 1 1792">
          <text:p/>
        </draw:connector>
        <draw:custom-shape draw:style-name="gr8" draw:text-style-name="P7" draw:layer="layout" svg:width="6.158cm" svg:height="1.996cm" svg:x="-3.271cm" svg:y="5.699cm">
          <text:p text:style-name="P6"><text:span text:style-name="T2">Quando o usuário faz click</text:span></text:p>
          <draw:enhanced-geometry svg:viewBox="0 0 21600 21600" draw:text-areas="0 0 21600 21600" draw:type="pentagon-right" draw:modifiers="19017.6935810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8.233cm" svg:height="2.238cm" svg:x="3.869cm" svg:y="14.969cm">
          <text:p text:style-name="P3"><text:span text:style-name="T1">Recalcular o gra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00:47:44.482000000</meta:creation-date>
    <dc:date>2016-07-14T09:46:57.086000000</dc:date>
    <meta:editing-duration>PT3H46M54S</meta:editing-duration>
    <meta:editing-cycles>5</meta:editing-cycles>
    <meta:generator>LibreOffice/5.1.3.2$Windows_x86 LibreOffice_project/644e4637d1d8544fd9f56425bd6cec110e49301b</meta:generator>
    <meta:document-statistic meta:object-count="13"/>
  </office:meta>
</office:document-meta>
</file>